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0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RAISE TO GOD (104:1, 24, 31, 33-35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PRAISE TO GOD (104:1, 24, 31, 33-35):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For his greatness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For his variety of creation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For his glory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For his pleasure: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2-tx-Title-and-Text" presentation:presentation-page-layout-name="Master1-PPL12" draw:id="Slide-258">
        <draw:frame draw:id="id87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PSALM 104<text:s text:c="1"/></text:span><text:span text:style-name="a463" text:class-names=""/></text:p>
          </draw:text-box>
          <svg:title/>
          <svg:desc/>
        </draw:frame>
        <draw:frame draw:id="id88" presentation:style-name="a475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THE PRAISE TO GOD (104:1, 24, 31, 33-35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THE POWER OF GOD (104:2-9, 32)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4" draw:style-name="a476" draw:master-page-name="Master1-Layout12-tx-Title-and-Text" presentation:presentation-page-layout-name="Master1-PPL12" draw:id="Slide-259">
        <draw:frame draw:id="id89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THE POWER OF GOD (104:2-9, 32)<text:s text:c="1"/></text:span><text:span text:style-name="a478" text:class-names=""/></text:p>
          </draw:text-box>
          <svg:title/>
          <svg:desc/>
        </draw:frame>
        <draw:frame draw:id="id90" presentation:style-name="a502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He stretches out the heavens (104:2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He rides the clouds as his chariots (104:3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He sends forth fire and the winds (104:4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<text:s text:c="1"/>He placed the world on its foundation (104:5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He controls the waters (104:6-9): He sent the great flood.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He controls the earth and mountains (104:8, 32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5" draw:style-name="a503" draw:master-page-name="Master1-Layout12-tx-Title-and-Text" presentation:presentation-page-layout-name="Master1-PPL12" draw:id="Slide-260">
        <draw:frame draw:id="id91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PSALM 104<text:s text:c="1"/></text:span><text:span text:style-name="a505" text:class-names=""/></text:p>
          </draw:text-box>
          <svg:title/>
          <svg:desc/>
        </draw:frame>
        <draw:frame draw:id="id92" presentation:style-name="a520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THE PRAISE TO GOD (104:1, 24, 31, 33-35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THE POWER OF GOD (104:2-9, 32)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THE PROVISIONS FROM GOD (104:10-23, 25-30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</draw:text-box>
          <svg:title/>
          <svg:desc/>
        </draw:frame>
      </draw:page>
      <draw:page draw:name="Slide6" draw:style-name="a521" draw:master-page-name="Master1-Layout12-tx-Title-and-Text" presentation:presentation-page-layout-name="Master1-PPL12" draw:id="Slide-261">
        <draw:frame draw:id="id93" presentation:style-name="a525" draw:name="Title 1" svg:x="1.38in" svg:y="0.4in" svg:width="10.6in" svg:height="1.44965in" presentation:class="title" presentation:placeholder="false">
          <draw:text-box>
            <text:p text:style-name="a524" text:class-names="" text:cond-style-name=""><text:span text:style-name="a522" text:class-names="">THE PROVISIONS FROM GOD (104:10-23, 25-30):<text:s text:c="1"/></text:span><text:span text:style-name="a523" text:class-names=""/></text:p>
          </draw:text-box>
          <svg:title/>
          <svg:desc/>
        </draw:frame>
        <draw:frame draw:id="id94" presentation:style-name="a547" draw:name="Text Placeholder 2" svg:x="1.38in" svg:y="2in" svg:width="9.4in" svg:height="4.75868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6" text:class-names=""><text:s text:c="1"/>Water (104:10-13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<text:s text:c="1"/>Food (104:13, 15, 23, 27-28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<text:s text:c="1"/>Grass and plants (104:13-14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<text:s text:c="1"/>Trees (104:16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Home (104:17-18, 22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Night and day (104:19-20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draw:page draw:name="Slide7" draw:style-name="a548" draw:master-page-name="Master1-Layout12-tx-Title-and-Text" presentation:presentation-page-layout-name="Master1-PPL12" draw:id="Slide-262">
        <draw:frame draw:id="id95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PSALM 104<text:s text:c="1"/></text:span><text:span text:style-name="a550" text:class-names=""/></text:p>
          </draw:text-box>
          <svg:title/>
          <svg:desc/>
        </draw:frame>
        <draw:frame draw:id="id96" presentation:style-name="a565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THE PRAISE TO GOD (104:1, 24, 31, 33-35):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THE POWER OF GOD (104:2-9, 32)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THE PROVISIONS FROM GOD (104:10-23, 25-30):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04 </dc:title>
    <meta:initial-creator>David STRICKLAND</meta:initial-creator>
    <dc:creator>David STRICKLAND</dc:creator>
    <meta:creation-date>2020-02-22T17:39:20Z</meta:creation-date>
    <dc:date>2020-02-22T17:39:20Z</dc:date>
    <meta:template xlink:href="BibleStudy" xlink:type="simple"/>
    <meta:editing-cycles>1</meta:editing-cycles>
    <meta:editing-duration>PT0S</meta:editing-duration>
    <meta:document-statistic meta:paragraph-count="32" meta:word-count="268"/>
  </office:meta>
</office:document-meta>
</file>